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eea17" officeooo:paragraph-rsid="001527e1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861e7" officeooo:paragraph-rsid="001527e1" style:font-size-asian="12pt" style:font-weight-asian="bold" style:font-size-complex="12pt" style:font-weight-complex="bold"/>
    </style:style>
    <style:style style:name="P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86525" officeooo:paragraph-rsid="001527e1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a09eb" officeooo:paragraph-rsid="001527e1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a8363" officeooo:paragraph-rsid="001527e1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b2ec6" officeooo:paragraph-rsid="001527e1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c4ad9" officeooo:paragraph-rsid="001527e1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d0dcb" officeooo:paragraph-rsid="001527e1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2a8363" officeooo:paragraph-rsid="001527e1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127a156"/>
    </style:style>
    <style:style style:name="T2" style:family="text">
      <style:text-properties officeooo:rsid="002f9ee3"/>
    </style:style>
    <style:style style:name="T3" style:family="text">
      <style:text-properties officeooo:rsid="010a0605"/>
    </style:style>
    <style:style style:name="T4" style:family="text">
      <style:text-properties officeooo:rsid="031badfa"/>
    </style:style>
    <style:style style:name="T5" style:family="text">
      <style:text-properties officeooo:rsid="031c1f8e"/>
    </style:style>
    <style:style style:name="T6" style:family="text">
      <style:text-properties officeooo:rsid="002eea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Чепа тоже бросил техникум и поступил к нам на участок. И правильно, стипендию он не получает, а за диплом потом придётся ехать и где-то отрабатывать. Кому надо?</text:p>
      <text:p text:style-name="P3">Так что три Орфея вместе, а Чуба в Вагоно-ремонтном. Иногда встречаемся.</text:p>
      <text:p text:style-name="P3">Мы продолжаем играть на танцах. </text:p>
      <text:p text:style-name="P3">Даже когда Владя пришиб молотком палец. </text:p>
      <text:p text:style-name="P3">Клуб платит нам по тридцать шесть рублей в месяц. Вроде мало, а что делать?</text:p>
      <text:p text:style-name="P3">Заикнулись Павлу Митрофановичу, так говорит, вон электрогитару купили за сто пятьдесят рублей — откуда теперь вам деньги возьму?</text:p>
      <text:p text:style-name="P3">Гитара — класс, такая маленькая, аккуратная, а звучит — потолок! «Йоланта» называется, не то что из журнала «Радио».</text:p>
      <text:p text:style-name="P3"/>
      <text:p text:style-name="P3">Потом директор послал меня вместе с киномехаником Борисом Константиновичем в город Чернигов, привезти ещё две электрогитары с тамошней музыкальной фабрики — бас и ритм.</text:p>
      <text:p text:style-name="P3">Павел Митрофанович договорился в заводоуправлении и меня освободили с работы на два дня, потому что в Чернигов долго ехать.</text:p>
      <text:p text:style-name="P3">Мы там переночевали в гостинице, как командировочные, а утром — на фабрику. </text:p>
      <text:p text:style-name="P3">Очень долго пришлось ждать, но потом принесли гитары. Даже без чехлов. Чёрные, лакированные. <text:s/>Намного тяжелее «Йоланты». </text:p>
      <text:p text:style-name="P3">Видно фабрика ещё не освоила электрогитарное производство.</text:p>
      <text:p text:style-name="P3"><text:s/>Но про бас-гитару Чуба сказал, что пойдёт.</text:p>
      <text:p text:style-name="P3"/>
      <text:p text:style-name="P3">А в следующий понедельник Владя с утра начал агитировать, чтоб мы освободились от работы по состоянию здоровья. </text:p>
      <text:p text:style-name="P4">Пойдём в заводской медпункт и скажем, что вчера играли на свадьбе и у нас теперь отравление желудка. Колбаса оказалась несвежая. </text:p>
      <text:p text:style-name="P4">Только надо всем вместе идти и говорить одно и то же.</text:p>
      <text:p text:style-name="P4">Нашли мы Чубу в Вагоно-ремонтном и вчетвером пришли в медпункт <text:s/>с дружной жалобой на свадебную колбасу.</text:p>
      <text:p text:style-name="P4">Нас там посадили на стулья и медсестра принесла банные тазики-«шайки», а потом ведро подогретой воды подкрашенной марганцовкой.</text:p>
      <text:p text:style-name="P4">Доктор сказал нам пить её литрами, а потом совать два пальца в рот, поглубже, до самого корня языка — <text:span text:style-name="T1">и </text:span>это нас спасёт от отравления.</text:p>
      <text:p text:style-name="P4">У Чубы с Чепой кризис миновал ещё до начала промывания желудка и они разошлись по рабочим местам. </text:p>
      <text:p text:style-name="P4">Но мы с Владей стойко продержались до конца процедуры и выбросили в тазики всё, чем завтракали в то утро.</text:p>
      <text:p text:style-name="P4">За наши старания доктор выписал нам освобождение до конца рабочего дня.</text:p>
      <text:p text:style-name="P4">Пока мы переоделись и дошли до проходной, начался обеденный перерыв. </text:p>
      <text:p text:style-name="P4">Выходит мы себе вы<text:span text:style-name="T2">р</text:span>вали всего четыре часа свободы, а завтра с утра опять на работу.</text:p>
      <text:p text:style-name="P4"/>
      <text:p text:style-name="P4">Павел Митрофанович сказал, что Клуб покупает электроорган «Йоника» и с нами теперь будет играть Лёха Кузько.</text:p>
      <text:p text:style-name="P4">Лёха — сын Анатолия Ефимовича Кузько и тоже баянист. </text:p>
      <text:p text:style-name="P4">У него рыжеватые редеющие волосы и песняровские усы скобочкой, чтоб не так бросался в глаза его чересчур горбатый нос, свёрнутый в давней драке. Из-за этого носа кличка у него — Рог.</text:p>
      <text:p text:style-name="P5">Он на семь лет старше нас, но свой парень. Приглашал к себе домой послушать магнитофонную запись «Белого Альбома» Beatles.</text:p>
      <text:p text:style-name="P5"/>
      <text:p text:style-name="P5">Его отец, Анатолий Ефимович, во дворе своей хаты построил ему двухэтажный дом из <text:soft-page-break/>красного кирпича. </text:p>
      <text:p text:style-name="P5">На первом этаже гараж, а на втором кухня и две комнаты. Живут же люди. <text:s/></text:p>
      <text:p text:style-name="P5">Но машину он ему не купил, потому что Лёха бух<text:span text:style-name="T3">á</text:span>ет по чёрному, оттого и жена Татьяна ушла от него вместе с ребёнком.</text:p>
      <text:p text:style-name="P5">Пока слушали «Beatles», Лёха дал посмотреть толстую книгу «Учебник Судебно-медицинской экспертизы». </text:p>
      <text:p text:style-name="P5">На пожелтелой бумаге страниц много чёрно-белых фотографий с пояснениями, в основном одни трупы. </text:p>
      <text:p text:style-name="P5">Но он раскрыл в одном месте десятка два мелких снимков — как для паспорта — в несколько рядов, они показывают разницу между нетронутой девственной плевой и повреждённой.</text:p>
      <text:p text:style-name="P5"/>
      <text:p text:style-name="P9"><text:span text:style-name="T3">(...н</text:span>аверное, именно тот учебник отбил во мне интерес к порнографическим изданиям. Страшно мне: сейчас вот переверну страницу в журнале «Playboy», а там — убийство с помощью ножниц, или удавленник на перекладине табурета...<text:span text:style-name="T3">)</text:span></text:p>
      <text:p text:style-name="P9"/>
      <text:p text:style-name="P6">Домой на обед мы ходили в спецовках — зачем обтрёпывать чистое об бетонную стену вокруг завода?</text:p>
      <text:p text:style-name="P6">Согрев на керогазе суп, или вермишель, я приносил обед на кухню и тут уже снимал спецовочную куртку и штаны, оставаясь в трусах и рубашке. </text:p>
      <text:p text:style-name="P6">Дома всё равно никого, родители на работе, младшие в техникуме.</text:p>
      <text:p text:style-name="P6">Спецовку я снимал потому, что после обеда оставалось минут десять до выхода обратно. Не садиться же в грязном на диван или <text:span text:style-name="T4">в </text:span>кресло.</text:p>
      <text:p text:style-name="P6">В эти десять минут я наяривал на гитаре и орал разные песни для развития вокальных данных, которых у меня не было и нет.</text:p>
      <text:p text:style-name="P6">Но я всё равно пел, да простит меня Беата Тышкевич, польская красотка из цветного журнала, приколотая вместе с чёрно-белой фотографией группы «Who» над диваном.</text:p>
      <text:p text:style-name="P6">Однажды дого<text:span text:style-name="T3">лосился</text:span> до того, что началась эрекция и, ухватив линейку забытую младшими на столе под окном, я замерил длину своего члена.</text:p>
      <text:p text:style-name="P6">Слесарное дело прививает уважительность к точному знанию.</text:p>
      <text:p text:style-name="P6"/>
      <text:p text:style-name="P7">После одного из обеденных перерывов, когда мы с Владей вернулись в цех, Чепа сидел за столом перед дверью бытовки вместе с мастером и незнакомым мужчиной в чистом.</text:p>
      <text:p text:style-name="P7">- Вот они,- сказал Боря Сакун и незнакомец пригласил Чепу и нас <text:span text:style-name="T5">пройти вместе с</text:span> ним.</text:p>
      <text:p text:style-name="P7">Мы последовали за его атлетической фигурой в клетчатой рубашке. </text:p>
      <text:p text:style-name="P7">Был жаркий октябрьский день, поэтому мы тоже шли без курток, а в футболках и спецовочных штанах.</text:p>
      <text:p text:style-name="P8">По прощальным ужимкам Бори Сакуна мы догадывались, что нас ведёт представитель власти, но понятия не имели почему.</text:p>
      <text:p text:style-name="P8">Навстречу от центральной проходной шли <text:span text:style-name="T5">припоздавшие <text:s/>из</text:span> заводской столовой на площади за воротами. </text:p>
      <text:p text:style-name="P8">Всё как обычно, только мы выдернуты из заведённого течения жизни завода и отделены от неё.</text:p>
      <text:p text:style-name="P8">- Куда это вы намылились?- спросил с улыбочкой Пётр Хоменко из встречного потока рабочих, но, уловив резкий разворот идущего <text:span text:style-name="T5">впереди нас</text:span> мужчины в чистом, резко утратил весёлость и, не дожидаясь ответа, зашагал прочь по направлению к цеху.</text:p>
      <text:p text:style-name="P8">- Это кто?- цепко спросил сопровождающий.</text:p>
      <text:p text:style-name="P8">Я ответил, что это мой наставник и мы вышли через проходную.</text:p>
      <text:p text:style-name="P8">Он сказал нам садиться в «волгу», где сквозь стёкла уже виднелся Чуба и отвёз нас в Горотдел милиции рядом с Паспортным столом.</text:p>
      <text:p text:style-name="P8"/>
      <text:p text:style-name="P8">За воротами Горотдела оказался широкий двор в окружении одноэтажных зданий барачного типа.</text:p>
      <text:p text:style-name="P8"><text:soft-page-break/>Нас развели по разным кабинетам разных зданий и начали задавать вопросы и записывать наши ответы. </text:p>
      <text:p text:style-name="P8">Конечно, писалось не всё подряд. Например, у Чепы допрос начинался так:</text:p>
      <text:p text:style-name="P8">- Знаешь этого долбоёба?</text:p>
      <text:p text:style-name="P8">- Какого долбоёба?</text:p>
      <text:p text:style-name="P8">- <text:span text:style-name="T6">Того, что вас сюда привёз.</text:span></text:p>
      <text:p text:style-name="P8">- <text:span text:style-name="T6">Нет.</text:span></text:p>
      <text:p text:style-name="P8">- <text:span text:style-name="T6">Это начальник уголовного розыска.</text:span></text:p>
      <text:p text:style-name="P8">- <text:span text:style-name="T6">Нет. Не знаю.</text:span></text:p>
      <text:p text:style-name="P8"/>
      <text:p text:style-name="P1">А мне попался именно этот начальник. </text:p>
      <text:p text:style-name="P1">Он сидел за большим столом, мускулистый, с прилегающей к черепу причёской русых волос и спрашивал кто вчера был на репетиции в комнате Эстрадного ансамбля. </text:p>
      <text:p text:style-name="P1">Кто уходил последним. </text:p>
      <text:p text:style-name="P1">Кто подходил к шкафу, где хранился такой дорогой немецкий баян с четырьмя регистрами.</text:p>
      <text:p text:style-name="P1">Он всё время записывал, а когда отвечал на телефонные звонки, то прижимал трубку к уху плечом, как Марлон Брандо в роли шерифа.</text:p>
      <text:p text:style-name="P1">Допросив всех, нам сказали, что мы свободны и можем возвращаться на работу.</text:p>
      <text:p text:style-name="P1">Мы потопали вверх к Универмагу, потом налево через площадь Мира. </text:p>
      <text:p text:style-name="P1">Четыре Орфея в измазанных спецовочных штанах и старых линялых футболках.</text:p>
      <text:p text:style-name="P1">По проспекту Мира мы шли не торопясь — <text:s/>рабочий день кончается в пять.</text:p>
      <text:p text:style-name="P1">На Зеленчаке мы малость побесились. Начали прыгать друг на друга как мазандаранские тигры и драть футболки на теле. </text:p>
      <text:p text:style-name="P1">Не унимались покуда на каждом не подрали <text:span text:style-name="T1">в клочья, </text:span>от ворота до пупа.</text:p>
      <text:p text:style-name="P1">Ну, и что? День солнечный, тёплый. Завязали их на животах узлами и пошли, как хиппари, дальше. </text:p>
      <text:p text:style-name="P1">А первым Чепа начинал. </text:p>
      <text:p text:style-name="P1">Наверное, потому что у него такая грудь волосата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8:09:16.693573981</meta:creation-date>
    <dc:date>2017-03-01T18:09:33.539844238</dc:date>
    <dc:creator>sehrguey </dc:creator>
    <meta:editing-duration>PT16S</meta:editing-duration>
    <meta:editing-cycles>1</meta:editing-cycles>
    <meta:document-statistic meta:table-count="0" meta:image-count="0" meta:object-count="0" meta:page-count="3" meta:paragraph-count="77" meta:word-count="1129" meta:character-count="7160" meta:non-whitespace-character-count="6065"/>
    <meta:generator>LibreOffice/4.3.3.2$Linux_x86 LibreOffice_project/430m0$Build-2</meta:generator>
  </office:meta>
</office:document-meta>
</file>